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D000000281AA5482407A5EF5F.jpg" manifest:media-type="image/jpeg"/>
  <manifest:file-entry manifest:full-path="Pictures/10000201000001C800000020AABDF1F6CBF1C3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8056in"/>
    </style:style>
    <style:style style:name="Table1.C" style:family="table-column">
      <style:table-column-properties style:column-width="0.1549in"/>
    </style:style>
    <style:style style:name="Table1.D" style:family="table-column">
      <style:table-column-properties style:column-width="0.6306in"/>
    </style:style>
    <style:style style:name="Table1.E" style:family="table-column">
      <style:table-column-properties style:column-width="1.4715in"/>
    </style:style>
    <style:style style:name="Table1.F" style:family="table-column">
      <style:table-column-properties style:column-width="2.5597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3403in" fo:keep-together="always"/>
    </style:style>
    <style:style style:name="Table1.19" style:family="table-row">
      <style:table-row-properties style:row-height="0.2743in" fo:keep-together="always"/>
    </style:style>
    <style:style style:name="Table1.23" style:family="table-row">
      <style:table-row-properties style:min-row-height="0.309in" fo:keep-together="always"/>
    </style:style>
    <style:style style:name="Table1.24" style:family="table-row">
      <style:table-row-properties style:min-row-height="0.625in" fo:keep-together="always"/>
    </style:style>
    <style:style style:name="Table1.A24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F24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2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officeooo:paragraph-rsid="0052a8f0" style:font-size-asian="7pt" style:font-name-complex="Tahoma2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2" style:font-size-complex="7pt"/>
    </style:style>
    <style:style style:name="P10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1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8pt" fo:language="sq" fo:country="AL" fo:font-weight="bold" style:font-size-asian="8pt" style:font-weight-asian="bold" style:font-name-complex="Tahoma2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14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style:font-size-asian="7pt" style:font-name-complex="Tahoma2"/>
    </style:style>
    <style:style style:name="P16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17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18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18e2f" style:font-size-asian="7pt" style:font-name-complex="Tahoma2"/>
    </style:style>
    <style:style style:name="P19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c1eb8" style:font-size-asian="7pt" style:font-name-complex="Tahoma2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c1eb8" style:font-size-asian="7pt" style:font-name-complex="Tahoma2"/>
    </style:style>
    <style:style style:name="P21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18e2f" style:font-size-asian="7pt" style:font-weight-asian="bold" style:font-name-complex="Tahoma2"/>
    </style:style>
    <style:style style:name="P22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style:font-size-asian="7pt" style:font-name-complex="Tahoma2" style:font-size-complex="7pt"/>
    </style:style>
    <style:style style:name="P23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4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2" style:font-size-complex="7pt" style:font-weight-complex="normal"/>
    </style:style>
    <style:style style:name="P25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26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27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28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218e2f" style:font-size-asian="7pt" style:font-name-complex="Tahoma2"/>
    </style:style>
    <style:style style:name="P29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52a8f0" style:font-size-asian="7pt" style:font-name-complex="Tahoma2"/>
    </style:style>
    <style:style style:name="P30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31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2"/>
    </style:style>
    <style:style style:name="P32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33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34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35" style:family="paragraph" style:parent-style-name="LO-Normal">
      <style:paragraph-properties fo:margin-left="0in" fo:margin-right="0in" fo:text-indent="0in" style:auto-text-indent="false">
        <style:tab-stops/>
      </style:paragraph-properties>
      <style:text-properties officeooo:paragraph-rsid="0052a8f0"/>
    </style:style>
    <style:style style:name="P36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normal" officeooo:paragraph-rsid="0052a8f0" style:font-size-asian="7pt" style:font-weight-asian="normal" style:font-name-complex="Tahoma2" style:font-weight-complex="normal"/>
    </style:style>
    <style:style style:name="P37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27f3bd"/>
    </style:style>
    <style:style style:name="P38" style:family="paragraph" style:parent-style-name="Standard" style:list-style-name="L1">
      <style:paragraph-properties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39" style:family="paragraph" style:parent-style-name="Standard" style:list-style-name="L1">
      <style:paragraph-properties fo:text-align="center" style:justify-single-word="false"/>
      <style:text-properties style:font-name="Tahoma" fo:font-size="7pt" fo:language="sq" fo:country="AL" style:font-size-asian="7pt" style:font-name-complex="Tahoma2"/>
    </style:style>
    <style:style style:name="P40" style:family="paragraph" style:parent-style-name="Standard" style:list-style-name="L1">
      <style:paragraph-properties fo:margin-top="0.0835in" fo:margin-bottom="0.0835in" loext:contextual-spacing="false" fo:text-align="center" style:justify-single-word="false">
        <style:tab-stops/>
      </style:paragraph-properties>
      <style:text-properties style:font-name="Tahoma" fo:font-size="7pt" fo:language="sq" fo:country="AL" style:font-size-asian="7pt" style:font-name-complex="Tahoma2"/>
    </style:style>
    <style:style style:name="P41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style:font-size-asian="7pt" style:font-name-complex="Tahoma2"/>
    </style:style>
    <style:style style:name="P42" style:family="paragraph" style:parent-style-name="Standard" style:list-style-name="L1">
      <style:paragraph-properties fo:margin-top="0.0835in" fo:margin-bottom="0.0835in" loext:contextual-spacing="false" fo:text-align="start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3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218e2f" officeooo:paragraph-rsid="00218e2f" style:font-size-asian="7pt" style:font-name-complex="Tahoma2"/>
    </style:style>
    <style:style style:name="P44" style:family="paragraph" style:parent-style-name="Standard" style:list-style-name="L1">
      <style:paragraph-properties fo:margin-top="0.0835in" fo:margin-bottom="0.0835in" loext:contextual-spacing="false" fo:text-align="center" style:justify-single-word="false"/>
      <style:text-properties style:font-name="Tahoma" fo:font-size="7pt" fo:language="sq" fo:country="AL" officeooo:rsid="00349d74" officeooo:paragraph-rsid="00349d74" style:font-size-asian="7pt" style:font-name-complex="Tahoma2"/>
    </style:style>
    <style:style style:name="P45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46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" fo:font-size="7pt" fo:language="sq" fo:country="AL" style:font-size-asian="7pt" style:font-name-complex="Tahoma2"/>
    </style:style>
    <style:style style:name="P47" style:family="paragraph" style:parent-style-name="Heading_20_2">
      <style:paragraph-properties fo:text-align="start" style:justify-single-word="false"/>
      <style:text-properties style:font-name="Tahoma1" fo:font-size="7pt" fo:font-weight="normal" officeooo:paragraph-rsid="003e61b3" style:font-size-asian="7pt" style:font-weight-asian="normal" style:font-size-complex="7pt" style:font-weight-complex="normal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Tahoma" fo:font-size="7pt" fo:language="sq" fo:country="AL" style:font-size-asian="7pt" style:font-name-complex="Tahoma2"/>
    </style:style>
    <style:style style:name="T6" style:family="text">
      <style:text-properties style:font-name="Tahoma" fo:font-size="7pt" fo:language="sq" fo:country="AL" fo:font-style="italic" style:font-size-asian="7pt" style:font-style-asian="italic" style:font-name-complex="Tahoma2"/>
    </style:style>
    <style:style style:name="T7" style:family="text">
      <style:text-properties style:font-name="Tahoma" fo:font-size="7pt" fo:language="sq" fo:country="AL" fo:font-weight="bold" style:font-size-asian="7pt" style:font-weight-asian="bold" style:font-name-complex="Tahoma2"/>
    </style:style>
    <style:style style:name="T8" style:family="text">
      <style:text-properties style:font-name="Tahoma" fo:font-size="7pt" fo:language="sq" fo:country="AL" fo:font-weight="bold" officeooo:rsid="00234e61" style:font-size-asian="7pt" style:font-weight-asian="bold" style:font-name-complex="Tahoma2"/>
    </style:style>
    <style:style style:name="T9" style:family="text">
      <style:text-properties style:font-name="Tahoma" fo:font-size="7pt" fo:language="sq" fo:country="AL" style:text-underline-style="solid" style:text-underline-width="auto" style:text-underline-color="font-color" fo:font-weight="bold" style:font-size-asian="7pt" style:font-weight-asian="bold" style:font-name-complex="Tahoma2"/>
    </style:style>
    <style:style style:name="T10" style:family="text">
      <style:text-properties style:font-name="Tahoma" fo:font-size="7pt" fo:language="sq" fo:country="AL" fo:font-weight="normal" style:font-size-asian="7pt" style:font-weight-asian="normal" style:font-name-complex="Tahoma2" style:font-weight-complex="normal"/>
    </style:style>
    <style:style style:name="T11" style:family="text">
      <style:text-properties style:font-name="Tahoma" fo:font-size="7pt" style:font-size-asian="7pt" style:font-name-complex="Tahoma2"/>
    </style:style>
    <style:style style:name="T12" style:family="text">
      <style:text-properties style:font-name="Tahoma" fo:font-size="7pt" fo:font-weight="bold" style:font-size-asian="7pt" style:font-weight-asian="bold" style:font-name-complex="Tahoma2"/>
    </style:style>
    <style:style style:name="T13" style:family="text">
      <style:text-properties fo:font-size="8pt" officeooo:rsid="00258496" style:font-size-asian="8pt" style:font-size-complex="8pt"/>
    </style:style>
    <style:style style:name="T14" style:family="text">
      <style:text-properties fo:font-size="8pt" officeooo:rsid="0029c867" style:font-size-asian="8pt" style:font-size-complex="8pt"/>
    </style:style>
    <style:style style:name="T15" style:family="text">
      <style:text-properties fo:font-weight="bold" officeooo:rsid="00234e61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Age" text:name="py3o.offering_letter.age"/>
        <text:user-field-decl office:value-type="float" office:value="0" text:name="py3o.offering_letter.address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  <text:user-field-decl office:value-type="string" office:string-value="Contract Period" text:name="py3o.offering_letter.contract_period"/>
        <text:user-field-decl office:value-type="float" office:value="0" text:name="py3o.offering_letter.base_salary"/>
        <text:user-field-decl office:value-type="string" office:string-value="Jenis Tunjangan" text:name="py3o.wage.name"/>
        <text:user-field-decl office:value-type="string" office:string-value="No" text:name="py3o.wage.number"/>
        <text:user-field-decl office:value-type="string" office:string-value="Gender" text:name="py3o.offering_letter.gender_applicant"/>
        <text:user-field-decl office:value-type="string" office:string-value="Degree" text:name="py3o.offering_letter.degree_applicant"/>
        <text:user-field-decl office:value-type="string" office:string-value="Facility" text:name="py3o.offering_letter.facility"/>
      </text:user-field-decls>
      <text:p text:style-name="P3"><draw:frame draw:style-name="fr1" draw:name="Image2" text:anchor-type="paragraph" svg:x="1.3484in" svg:y="-0.0272in" svg:width="4.7492in" svg:height="0.3335in" draw:z-index="1"><draw:image xlink:href="Pictures/10000201000001C800000020AABDF1F6CBF1C3B9.png" xlink:type="simple" xlink:show="embed" xlink:actuate="onLoad" loext:mime-type="image/png"/></draw:frame><draw:frame draw:style-name="fr2" draw:name="Image1" text:anchor-type="char" svg:x="-0.0181in" svg:y="-0.1043in" svg:width="1.0571in" svg:height="0.4354in" draw:z-index="0"><draw:image xlink:href="Pictures/100000000000005D000000281AA5482407A5EF5F.jpg" xlink:type="simple" xlink:show="embed" xlink:actuate="onLoad" loext:mime-type="image/jpeg"/></draw:frame><text:s text:c="5"/></text:p>
      <text:p text:style-name="P33"/>
      <text:p text:style-name="P34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5">Nama Calon Karyawan</text:p>
          </table:table-cell>
          <table:covered-table-cell/>
          <table:covered-table-cell/>
          <table:table-cell table:style-name="Table1.D1" table:number-columns-spanned="3" office:value-type="string">
            <text:p text:style-name="P11"><text:user-field-get text:name="py3o.offering_letter.partner_name">Nama Calon Karyawan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Jenis Kelamin</text:p>
          </table:table-cell>
          <table:covered-table-cell/>
          <table:covered-table-cell/>
          <table:table-cell table:style-name="Table1.D2" table:number-columns-spanned="3" office:value-type="string">
            <text:p text:style-name="P10"><text:user-field-get text:name="py3o.offering_letter.gender_applicant">Gender</text:user-field-get></text:p>
          </table:table-cell>
          <table:covered-table-cell/>
          <table:covered-table-cell/>
        </table:table-row>
        <table:table-row table:style-name="Table1.3">
          <table:table-cell table:style-name="Table1.A2" table:number-columns-spanned="3" office:value-type="string">
            <text:p text:style-name="P4">Tempat, Tanggal Lahir</text:p>
          </table:table-cell>
          <table:covered-table-cell/>
          <table:covered-table-cell/>
          <table:table-cell table:style-name="Table1.A2" office:value-type="string">
            <text:p text:style-name="P9"><text:user-field-get text:name="py3o.offering_letter.place_of_birth">Place Of Birth</text:user-field-get><text:s text:c="2"/></text:p>
          </table:table-cell>
          <table:table-cell table:style-name="Table1.D2" table:number-columns-spanned="2" office:value-type="string">
            <text:h text:style-name="P47" text:outline-level="2"><text:text-input text:description="py3o://function=&quot;format_datetime(offering_letter.birth, format='MM/DD/YYYY', locale='id_ID')&quot;">Birth</text:text-input></text:h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Umur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age">Ag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8">No. KTP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no_ktp">No KTP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Alamat tempat tinggal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style:data-style-name="N0" text:name="py3o.offering_letter.address">0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Pendidikan Terakhir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degree_applicant">Degre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Total Pengalaman Kerja (tahun) yang relevan</text:p>
          </table:table-cell>
          <table:covered-table-cell/>
          <table:covered-table-cell/>
          <table:table-cell table:style-name="Table1.D2" table:number-columns-spanned="3" office:value-type="string">
            <text:p text:style-name="P9"><text:user-field-get text:name="py3o.offering_letter.work_experience">Work Experience</text:user-field-ge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No.</text:p>
          </table:table-cell>
          <table:table-cell table:style-name="Table1.D2" table:number-columns-spanned="5" office:value-type="string">
            <text:p text:style-name="P12">RENCANA PENEMPATAN &amp; KOMPENSAS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list xml:id="list2922521807" text:style-name="L1">
              <text:list-item>
                <text:p text:style-name="P40"/>
              </text:list-item>
            </text:list>
          </table:table-cell>
          <table:table-cell table:style-name="Table1.A1" table:number-columns-spanned="3" office:value-type="string">
            <text:p text:style-name="P17">Direktorat/Grup/Urusan/Cabang</text:p>
          </table:table-cell>
          <table:covered-table-cell/>
          <table:covered-table-cell/>
          <table:table-cell table:style-name="Table1.D1" table:number-columns-spanned="2" office:value-type="string">
            <text:p text:style-name="P24"><text:user-field-get text:name="py3o.offering_letter.company_id.name">Company Name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20843439465" text:continue-numbering="true" text:style-name="L1">
              <text:list-item>
                <text:p text:style-name="P40"/>
              </text:list-item>
            </text:list>
          </table:table-cell>
          <table:table-cell table:style-name="Table1.A2" table:number-columns-spanned="3" office:value-type="string">
            <text:p text:style-name="P14"><text:span text:style-name="T5">Status Kepegawaian (</text:span><text:span text:style-name="T6">Kontrak</text:span><text:span text:style-name="T5">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2">Outsourcing - PT Mitra Utama Madani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20957204031" text:continue-numbering="true" text:style-name="L1">
              <text:list-item>
                <text:p text:style-name="P41"/>
              </text:list-item>
            </text:list>
          </table:table-cell>
          <table:table-cell table:style-name="Table1.A2" table:number-columns-spanned="3" office:value-type="string">
            <text:p text:style-name="P15">Jabatan </text:p>
          </table:table-cell>
          <table:covered-table-cell/>
          <table:covered-table-cell/>
          <table:table-cell table:style-name="Table1.D2" table:number-columns-spanned="2" office:value-type="string">
            <text:p text:style-name="P23"><text:user-field-get text:name="py3o.offering_letter.job_id.name">Applied Job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20568342783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3" office:value-type="string">
            <text:p text:style-name="P18">Gaji Pokok (Rp)</text:p>
          </table:table-cell>
          <table:covered-table-cell/>
          <table:covered-table-cell/>
          <table:table-cell table:style-name="Table1.D2" table:number-columns-spanned="2" office:value-type="string">
            <text:p text:style-name="P21"><text:text-input text:description="py3o://function=&quot;format_currency(offering_letter.base_salary,'IDR',locale='id_ID')&quot;">Base Salary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20884297880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3" office:value-type="string">
            <text:p text:style-name="P19"><text:a xlink:type="simple" xlink:href="py3o://for=%22wage%20in%20offering_letter.benefits_ids%22" text:style-name="Internet_20_link" text:visited-style-name="Visited_20_Internet_20_Link"><text:span text:style-name="T14">for="wage in offering_letter.benefits_ids"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25"><text:a xlink:type="simple" xlink:href="../for=%22tunjangan%20in%20offering_letter.benefits_ids%22" text:style-name="Internet_20_link" text:visited-style-name="Visited_20_Internet_20_Link"><text:span text:style-name="T13"/></text:a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20089427891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3" office:value-type="string">
            <text:p text:style-name="P20"><text:user-field-get text:name="py3o.wage.name">Jenis Tunjangan</text:user-field-get></text:p>
          </table:table-cell>
          <table:covered-table-cell/>
          <table:covered-table-cell/>
          <table:table-cell table:style-name="Table1.D2" table:number-columns-spanned="2" office:value-type="string">
            <text:p text:style-name="P21"><text:text-input text:description="py3o://function=&quot;format_currency(wage.wage,'IDR',locale='id_ID')&quot;">Upah Tunjangan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21358443757" text:continue-numbering="true" text:style-name="L1">
              <text:list-item>
                <text:p text:style-name="P38"/>
              </text:list-item>
            </text:list>
          </table:table-cell>
          <table:table-cell table:style-name="Table1.A2" table:number-columns-spanned="3" office:value-type="string">
            <text:p text:style-name="P16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25"><text:a xlink:type="simple" xlink:href="../../../../../../../../../for" text:style-name="Internet_20_link" text:visited-style-name="Visited_20_Internet_20_Link"><text:span text:style-name="T8"/></text:a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19675730499" text:continue-numbering="true" text:style-name="L1">
              <text:list-item>
                <text:p text:style-name="P39"/>
              </text:list-item>
            </text:list>
          </table:table-cell>
          <table:table-cell table:style-name="Table1.A2" table:number-columns-spanned="3" office:value-type="string">
            <text:p text:style-name="P25"><text:span text:style-name="T5">Total </text:span><text:span text:style-name="T6">Take Home Pay</text:span><text:span text:style-name="T5"> – THP (Rp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1"><text:text-input text:description="py3o://function=&quot;format_currency(offering_letter.thp_total, 'IDR', locale='id_ID')&quot;">Thp Total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21417525738" text:continue-numbering="true" text:style-name="L1">
              <text:list-item>
                <text:p text:style-name="P42"/>
              </text:list-item>
            </text:list>
          </table:table-cell>
          <table:table-cell table:style-name="Table1.A2" table:number-columns-spanned="3" office:value-type="string">
            <text:p text:style-name="P6">Fasilitas </text:p>
          </table:table-cell>
          <table:covered-table-cell/>
          <table:covered-table-cell/>
          <table:table-cell table:style-name="Table1.D2" table:number-columns-spanned="2" office:value-type="string">
            <text:p text:style-name="P35"><text:span text:style-name="Default_20_Paragraph_20_Font1"><text:span text:style-name="T4"><text:user-field-get text:name="py3o.offering_letter.facility">Facility</text:user-field-get></text:span></text:span></text:p>
          </table:table-cell>
          <table:covered-table-cell/>
        </table:table-row>
        <table:table-row table:style-name="Table1.19">
          <table:table-cell table:style-name="Table1.A2" office:value-type="string">
            <text:list xml:id="list204620038196569" text:continue-numbering="true" text:style-name="L1">
              <text:list-item>
                <text:p text:style-name="P43"/>
              </text:list-item>
            </text:list>
          </table:table-cell>
          <table:table-cell table:style-name="Table1.A2" table:number-columns-spanned="3" office:value-type="string">
            <text:p text:style-name="P6">Tanggal Efektif Mulai Bekerja di PNM </text:p>
          </table:table-cell>
          <table:covered-table-cell/>
          <table:covered-table-cell/>
          <table:table-cell table:style-name="Table1.D2" table:number-columns-spanned="2" office:value-type="string">
            <text:p text:style-name="P36"><text:text-input text:description="py3o://function=&quot;format_datetime(offering_letter.availability, format='dd MMMM YYYY', locale='id_ID')&quot;">availability</text:text-input></text:p>
          </table:table-cell>
          <table:covered-table-cell/>
        </table:table-row>
        <table:table-row table:style-name="Table1.19">
          <table:table-cell table:style-name="Table1.A2" office:value-type="string">
            <text:list xml:id="list204621130817945" text:continue-numbering="true" text:style-name="L1">
              <text:list-item>
                <text:p text:style-name="P44"/>
              </text:list-item>
            </text:list>
          </table:table-cell>
          <table:table-cell table:style-name="Table1.A2" table:number-columns-spanned="3" office:value-type="string">
            <text:p text:style-name="P6">Masa Kontrak</text:p>
          </table:table-cell>
          <table:covered-table-cell/>
          <table:covered-table-cell/>
          <table:table-cell table:style-name="Table1.D2" table:number-columns-spanned="2" office:value-type="string">
            <text:p text:style-name="P13"><text:span text:style-name="T10"><text:user-field-get text:name="py3o.offering_letter.contract_period">Contract Period</text:user-field-get></text:span><text:span text:style-name="T7"><text:s/>tahun; </text:span><text:span text:style-name="T5">dengan </text:span><text:span text:style-name="T6">Key Performance Indicator</text:span><text:span text:style-name="T5"> (KPI) akan ditetapkan kemudian</text:span>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20312140938" text:continue-numbering="true" text:style-name="L1">
              <text:list-item>
                <text:p text:style-name="P43"/>
              </text:list-item>
            </text:list>
          </table:table-cell>
          <table:table-cell table:style-name="Table1.A2" table:number-columns-spanned="3" office:value-type="string">
            <text:p text:style-name="P6">Uraian Pekerjaan</text:p>
          </table:table-cell>
          <table:covered-table-cell/>
          <table:covered-table-cell/>
          <table:table-cell table:style-name="Table1.D2" table:number-columns-spanned="2" office:value-type="string">
            <text:p text:style-name="P6">Terlampir</text:p>
          </table:table-cell>
          <table:covered-table-cell/>
        </table:table-row>
        <table:table-row table:style-name="Table1.1">
          <table:table-cell table:style-name="Table1.A2" office:value-type="string">
            <text:list xml:id="list204619954250022" text:continue-numbering="true" text:style-name="L1">
              <text:list-item>
                <text:p text:style-name="P43"/>
              </text:list-item>
            </text:list>
          </table:table-cell>
          <table:table-cell table:style-name="Table1.A2" table:number-columns-spanned="3" office:value-type="string">
            <text:p text:style-name="P7">Target Kerja</text:p>
          </table:table-cell>
          <table:covered-table-cell/>
          <table:covered-table-cell/>
          <table:table-cell table:style-name="Table1.D2" table:number-columns-spanned="2" office:value-type="string">
            <text:p text:style-name="P7">Terlampir</text:p>
          </table:table-cell>
          <table:covered-table-cell/>
        </table:table-row>
        <table:table-row table:style-name="Table1.23">
          <table:table-cell table:style-name="Table1.A1" table:number-columns-spanned="2" office:value-type="string">
            <text:p text:style-name="P31">Persetujuan </text:p>
            <text:p text:style-name="P31">Calon Karyawan</text:p>
          </table:table-cell>
          <table:covered-table-cell/>
          <table:table-cell table:style-name="Table1.A1" table:number-columns-spanned="3" office:value-type="string">
            <text:p text:style-name="P31">Persetujuan</text:p>
            <text:p text:style-name="P31">Direktur PT MUM</text:p>
          </table:table-cell>
          <table:covered-table-cell/>
          <table:covered-table-cell/>
          <table:table-cell table:style-name="Table1.D1" office:value-type="string">
            <text:p text:style-name="P31">Persetujuan</text:p>
            <text:p text:style-name="P31">Direktur PT. Mitra Bisnis Madani - Kantor Pusat</text:p>
          </table:table-cell>
        </table:table-row>
        <table:table-row table:style-name="Table1.24">
          <table:table-cell table:style-name="Table1.A24" table:number-columns-spanned="2" office:value-type="string">
            <text:p text:style-name="P31"/>
            <text:p text:style-name="P32"/>
            <text:p text:style-name="P31"/>
            <text:p text:style-name="P31"/>
            <text:p text:style-name="P31">Bayu Aldo Prasetya</text:p>
          </table:table-cell>
          <table:covered-table-cell/>
          <table:table-cell table:style-name="Table1.A24" table:number-columns-spanned="3" office:value-type="string">
            <text:p text:style-name="P32"/>
            <text:p text:style-name="P32"/>
            <text:p text:style-name="P32"/>
            <text:p text:style-name="P31"/>
            <text:p text:style-name="P31">Bagus T. Wibisono</text:p>
          </table:table-cell>
          <table:covered-table-cell/>
          <table:covered-table-cell/>
          <table:table-cell table:style-name="Table1.F24" office:value-type="string">
            <text:p text:style-name="P32"/>
            <text:p text:style-name="P32"/>
            <text:p text:style-name="P32"/>
            <text:p text:style-name="P31"/>
            <text:p text:style-name="P31">Diyah Wahyuningsih</text:p>
          </table:table-cell>
        </table:table-row>
        <table:table-row table:style-name="Table1.25">
          <table:table-cell table:style-name="Table1.F24" table:number-columns-spanned="6" office:value-type="string">
            <text:p text:style-name="P30">Beberapa ketentuan sebagai karyawan PT. MUM yang akan ditempatkan di PT PNM (Persero) :</text:p>
            <text:list xml:id="list2279767199" text:style-name="WWNum1">
              <text:list-item>
                <text:p text:style-name="P45"><text:span text:style-name="T5">Apabila Saudara mengundurkan diri atas kemauan sendiri selama masa </text:span><text:span text:style-name="T11">waktu tertentu (kontrak)</text:span><text:span text:style-name="T5">, maka kepada Saudara diwajibkan untuk membayar ganti rugi yang jumlahnya ditentukan di dalam Surat Kebijakan SDM;</text:span></text:p>
              </text:list-item>
              <text:list-item>
                <text:p text:style-name="P46">Hasil kerja pada jabatan yang ditetapkan akan dievaluasi selama 3 (tiga) bulan dan dapat mempengaruhi penilaian prestasidan atau status kepegawaian;</text:p>
              </text:list-item>
              <text:list-item>
                <text:p text:style-name="P46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46">Jam Kerja sebagai berikut : </text:p>
              </text:list-item>
            </text:list>
            <text:p text:style-name="P26"><text:span text:style-name="T9">Senin – Jumat</text:span><text:span text:style-name="T7"><text:tab/></text:span><text:span text:style-name="T12"> <text:s text:c="8"/></text:span><text:span text:style-name="T5">: Pukul <text:s text:c="2"/>8.30 s.d 17.30 (</text:span><text:span text:style-name="T6">waktu setempat</text:span><text:span text:style-name="T5">)</text:span></text:p>
            <text:p text:style-name="P27"/>
            <text:p text:style-name="P27"/>
            <text:p text:style-name="P29"/>
            <text:p text:style-name="P27"/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2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0:54:39.381022101</meta:creation-date>
    <meta:editing-cycles>59</meta:editing-cycles>
    <dc:date>2020-03-02T20:46:19.014285335</dc:date>
    <meta:editing-duration>P1DT23H28M55S</meta:editing-duration>
    <meta:generator>LibreOffice/6.2.3.2$Linux_X86_64 LibreOffice_project/20$Build-2</meta:generator>
    <meta:document-statistic meta:table-count="1" meta:image-count="2" meta:object-count="0" meta:page-count="1" meta:paragraph-count="74" meta:word-count="278" meta:character-count="1812" meta:non-whitespace-character-count="1596"/>
  </office:meta>
</office:document-meta>
</file>